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 Sans" svg:font-family="'Open Sans'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43a40" style:font-name="Open Sans" fo:font-size="9pt" fo:letter-spacing="normal" fo:font-style="normal" fo:font-weight="normal" style:font-size-asian="9pt" style:font-size-complex="9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 style:list-style-name="L1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rtfolio update</text:p>
      <text:p text:style-name="Standard"/>
      <text:p text:style-name="Standard">Hva skal gjøres? </text:p>
      <text:p text:style-name="Standard"/>
      <text:p text:style-name="Standard"/>
      <text:p text:style-name="Standard">Feedback: </text:p>
      <text:p text:style-name="Standard"/>
      <text:p text:style-name="P1">Hi Morten,</text:p>
      <text:p text:style-name="P1">This end product is good, well done.</text:p>
      <text:p text:style-name="P1">The colour scheme is still not too exciting (especially CTA buttons do not stand out), and the font choice is bland; but overall I think it shows off the basics of your skills.</text:p>
      <text:p text:style-name="P1">One major oversight is not having links to your web development or music production work in the header – if someone is on the About Me page it takes them a while to get back to your portfolio. Consider how many times a user is willing to click to get somewhere, and perhaps make some edits based on this.</text:p>
      <text:p text:style-name="P1">Your mobile view also needs a bit of work (there are large spaces on your portfolio page for front-end).</text:p>
      <text:p text:style-name="P2"/>
      <text:p text:style-name="P2"/>
      <text:list xml:id="list3039895403591810987" text:style-name="L1">
        <text:list-item>
          <text:p text:style-name="P5">Fargevalg</text:p>
        </text:list-item>
        <text:list-item>
          <text:p text:style-name="P5">Ny font</text:p>
        </text:list-item>
        <text:list-item>
          <text:p text:style-name="P5">Legge til link til music production/web development I menyen DONE</text:p>
        </text:list-item>
        <text:list-item>
          <text:p text:style-name="P5">Jobbe med responsivt design til mobil</text:p>
        </text:list-item>
      </text:list>
      <text:p text:style-name="P3"/>
      <text:p text:style-name="P3">bygg 21, 12.00 fredag 28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 Sans" svg:font-family="'Open Sans'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ten Evensen</meta:initial-creator>
    <meta:creation-date>2020-08-17T21:30:03</meta:creation-date>
    <dc:date>2020-08-18T10:41:25</dc:date>
    <dc:creator>Morten Evensen</dc:creator>
    <meta:editing-duration>PT28M39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13" meta:word-count="154" meta:character-count="821"/>
  </office:meta>
</office:document-meta>
</file>